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opacity="50%" draw:textarea-horizontal-align="justify" draw:textarea-vertical-align="middle" draw:auto-grow-height="false" fo:min-height="1.542cm" fo:min-width="1.38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66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2.54cm" svg:x="8.493cm" svg:y="6.207cm">
          <text:p text:style-name="P1">Server 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5.572cm" svg:y="9.509cm">
          <text:p text:style-name="P1">Server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2.905cm" svg:y="13.065cm">
          <text:p text:style-name="P1">Server 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7.858cm" svg:y="13.065cm">
          <text:p text:style-name="P1">Server 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1.668cm" svg:y="9.382cm">
          <text:p text:style-name="P1">Server 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4.081cm" svg:y="12.811cm">
          <text:p text:style-name="P1">Server 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3" draw:layer="layout" svg:x1="7.591cm" svg:y1="9.749cm" svg:x2="8.888cm" svg:y2="8.377cm">
          <text:p/>
        </draw:line>
        <draw:line draw:style-name="gr2" draw:text-style-name="P3" draw:layer="layout" svg:x1="4.792cm" svg:y1="13.174cm" svg:x2="6.099cm" svg:y2="11.811cm">
          <text:p/>
        </draw:line>
        <draw:line draw:style-name="gr2" draw:text-style-name="P3" draw:layer="layout" svg:x1="12.208cm" svg:y1="9.728cm" svg:x2="10.746cm" svg:y2="8.399cm">
          <text:p/>
        </draw:line>
        <draw:line draw:style-name="gr2" draw:text-style-name="P3" draw:layer="layout" svg:x1="9.001cm" svg:y1="13.065cm" svg:x2="7.857cm" svg:y2="11.794cm">
          <text:p/>
        </draw:line>
        <draw:line draw:style-name="gr2" draw:text-style-name="P3" draw:layer="layout" svg:x1="15.332cm" svg:y1="12.954cm" svg:x2="13.971cm" svg:y2="11.522cm">
          <text:p/>
        </draw:line>
        <draw:line draw:style-name="gr3" draw:text-style-name="P3" draw:layer="layout" svg:x1="7.096cm" svg:y1="13.065cm" svg:x2="4.048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4:46:41.060032555</meta:creation-date>
    <dc:date>2018-05-25T16:58:16.903915147</dc:date>
    <meta:editing-duration>PT3H44M10S</meta:editing-duration>
    <meta:editing-cycles>7</meta:editing-cycles>
    <meta:generator>LibreOffice/5.1.6.2$Linux_X86_64 LibreOffice_project/10m0$Build-2</meta:generator>
    <meta:document-statistic meta:object-count="12"/>
  </office:meta>
</office:document-meta>
</file>